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1" style:family="text">
      <style:text-properties style:font-name="Arial" style:font-name-asian="Arial" style:font-name-complex="Arial"/>
    </style:style>
    <style:style style:name="T2"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3"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bland försvinner fiender helt från skärmen under attackanimation</text:h>
      <text:h text:style-name="Heading_20_2" text:outline-level="2"><text:span text:style-name="T1">Beskrivning</text:span></text:h>
      <text:p text:style-name="Standard"><text:span text:style-name="T2">När en fiende håller på med sin attackanimation blir det ibland så att </text:span><text:span text:style-name="T3">fiender försvinner helt från skärmen, troligen är positionen konstig</text:span></text:p>
      <text:h text:style-name="Heading_20_2" text:outline-level="2">Anledning</text:h>
      <text:p text:style-name="Text_20_body">Det visar sig att positionen blir satt till NaN, detta beror på att riktningen räknas ut genom pos1 – pos2, sedan normaliserar man detta. Försöker man normalisera en vektor som är 0.0 så får man ovan nämnda bekymmmer. Detta gör att postionen blir NaN vilket gör att fienden försvinner från skärmen.</text:p>
      <text:p text:style-name="Text_20_body">Varje gång man gör en normalisering av en vektor så ska man alltså se till att denna inte är 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M1S</meta:editing-duration>
    <meta:editing-cycles>4</meta:editing-cycles>
    <meta:generator>OpenOffice.org/3.3$Win32 OpenOffice.org_project/330m20$Build-9567</meta:generator>
    <dc:date>2011-03-22T17:23:00.01</dc:date>
    <dc:creator>Daniel Dahlkvist</dc:creator>
    <meta:document-statistic meta:table-count="0" meta:image-count="0" meta:object-count="0" meta:page-count="1" meta:paragraph-count="6" meta:word-count="103" meta:character-count="617"/>
    <meta:user-defined meta:name="Info 1"/>
    <meta:user-defined meta:name="Info 2"/>
    <meta:user-defined meta:name="Info 3"/>
    <meta:user-defined meta:name="Info 4"/>
  </office:meta>
</office:document-meta>
</file>